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0f47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15d5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436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67d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15d5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15d5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1855d4e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07a841" style:font-name-asian="Courier New" style:font-size-asian="10pt" style:font-name-complex="Courier New" style:font-size-complex="10pt"/>
    </style:style>
    <style:style style:name="T4" style:family="text">
      <style:text-properties style:font-name="Times New Roman" style:font-name-asian="Courier New" style:font-size-asian="12pt" style:font-name-complex="Courier New" style:font-size-complex="12pt"/>
    </style:style>
    <style:style style:name="T5" style:family="text">
      <style:text-properties style:font-name="Times New Roman" officeooo:rsid="01501f2a" style:font-name-asian="Courier New" style:font-size-asian="12pt" style:font-name-complex="Courier New" style:font-size-complex="12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257" text:anchor-type="as-char" svg:y="-0.2035in" svg:width="2.6055in" svg:height="0.36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4"><draw:frame draw:style-name="fr2" draw:name="Object256" text:anchor-type="as-char" svg:y="-0.1437in" svg:width="1.3898in" svg:height="0.1945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4"/></text:span></text:p>
      <text:p text:style-name="P1"><text:span text:style-name="MathematicaFormatStandardForm"><text:span text:style-name="T5">(up to </text:span></text:span><text:span text:style-name="MathematicaFormatStandardForm"><text:span text:style-name="T4"><draw:frame draw:style-name="fr2" draw:name="Object258" text:anchor-type="as-char" svg:y="-0.1244in" svg:width="0.6in" svg:height="0.1752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MathematicaFormatStandardForm"><text:span text:style-name="T5">)</text:span></text:span></text:p>
      <text:p text:style-name="P6"><text:span text:style-name="MathematicaFormatStandardForm"><text:span text:style-name="T1"><draw:frame draw:style-name="fr1" draw:name="Object285" text:anchor-type="as-char" svg:y="-0.2673in" svg:width="2.5728in" svg:height="0.4283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286" text:anchor-type="as-char" svg:y="-0.2693in" svg:width="2.5728in" svg:height="0.4339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284" text:anchor-type="as-char" svg:y="-0.2437in" svg:width="1.2189in" svg:height="0.4181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1"> </text:span></text:span></text:p>
      <text:p text:style-name="P2"><text:span text:style-name="MathematicaFormatStandardForm"><text:span text:style-name="T1"/></text:span></text:p>
      <text:p text:style-name="P5"><text:span text:style-name="MathematicaFormatStandardForm"><text:span text:style-name="T2">bin[z_, k_] := Product[z - j, {j, 0, k - 1}]/k!</text:span></text:span></text:p>
      <text:p text:style-name="P5"><text:span text:style-name="MathematicaFormatStandardForm"><text:span text:style-name="T2">dd[n_, s_, y_, k_] := dd[n, s, y, k] = Sum[ j^-s dd[Floor[n/j], s, y, k - 1], {j, y, n}]</text:span></text:span></text:p>
      <text:p text:style-name="P5"><text:span text:style-name="MathematicaFormatStandardForm"><text:span text:style-name="T2">dd[n_, s_, y_, 0] := UnitStep[n - 1]</text:span></text:span></text:p>
      <text:p text:style-name="P5"><text:span text:style-name="MathematicaFormatStandardForm"><text:span text:style-name="T2">dz[n_, s_, y_, z_] := Sum[ bin[z, k] dd[n, s, y, k], {k, 0, Log[y, n]}]</text:span></text:span></text:p>
      <text:p text:style-name="P5"><text:span text:style-name="MathematicaFormatStandardForm"><text:span text:style-name="T2">ddz[n_, s_, y_, z_] := dz[n, s, y, z] - dz[n - 1, s, y, z]</text:span></text:span></text:p>
      <text:p text:style-name="P5"><text:span text:style-name="MathematicaFormatStandardForm"><text:span text:style-name="T2">de[n_, k_, y_, z_] := bin[z, k] ddz[n, 0, y - 1, z - k] - If[ Mod[n, y - 1] == 0, de[n/(y - 1), k + 1, y, z], 0]</text:span></text:span></text:p>
      <text:p text:style-name="P2"><text:span text:style-name="MathematicaFormatStandardForm"><text:span text:style-name="T2"/></text:span></text:p>
      <text:p text:style-name="P2"><text:span text:style-name="MathematicaFormatStandardForm"><text:span text:style-name="T1"><draw:frame draw:style-name="fr1" draw:name="Object1" text:anchor-type="as-char" svg:y="-0.2547in" svg:width="1.6055in" svg:height="0.4165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4" text:anchor-type="as-char" svg:y="-0.1453in" svg:width="2.2953in" svg:height="0.200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2" text:anchor-type="as-char" svg:y="-0.1453in" svg:width="1.2957in" svg:height="0.2008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3" text:anchor-type="as-char" svg:y="-0.1646in" svg:width="2.0882in" svg:height="0.2201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5" text:anchor-type="as-char" svg:y="-0.2547in" svg:width="3.4484in" svg:height="0.416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6" text:anchor-type="as-char" svg:y="-0.2291in" svg:width="3.5508in" svg:height="0.375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3:30:45.956000000</meta:creation-date>
    <dc:date>2016-07-09T12:41:49.271000000</dc:date>
    <meta:editing-duration>P1DT20H29M9S</meta:editing-duration>
    <meta:editing-cycles>1</meta:editing-cycles>
    <meta:document-statistic meta:table-count="0" meta:image-count="0" meta:object-count="12" meta:page-count="2" meta:paragraph-count="18" meta:word-count="107" meta:character-count="421" meta:non-whitespace-character-count="320"/>
    <meta:generator>LibreOffice/5.0.0.5$Windows_x86 LibreOffice_project/1b1a90865e348b492231e1c451437d7a15bb262b</meta:generator>
  </office:meta>
</office:document-meta>
</file>

<file path=Object 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n>0,</mn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b>
          <mrow>
            <mo fence="true" stretchy="false">[</mo>
            <mrow>
              <mrow>
                <mrow>
                  <mn>1</mn>
                  <mo stretchy="false">+</mo>
                  <mi mathvariant="normal">ζ</mi>
                </mrow>
                <msup>
                  <mrow>
                    <mo fence="true" stretchy="false">(</mo>
                    <mrow>
                      <mrow>
                        <mn>0,</mn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i>z</mi>
                    <mo stretchy="false">−</mo>
                    <mi>k</mi>
                  </mrow>
                </msup>
              </mrow>
            </mrow>
            <mo fence="true" stretchy="false">]</mo>
          </mrow>
          <mrow>
            <mi>n</mi>
            <mo stretchy="false">/</mo>
            <msup>
              <mi>y</mi>
              <mi>k</mi>
            </msup>
          </mrow>
        </msub>
      </mrow>
    </mrow>
    <annotation encoding="StarMath 5.0">[(1+%zeta(0,y))^z]_n = sum from k = 0 ( binom{z}{k} )cdot [1+%zeta(0,y+1)^{z-k}]_{n /y^{k}}
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n>2,</mn>
              <mi>z</mi>
            </mrow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>a</mi>
              </msup>
              <mo stretchy="false">∣</mo>
              <mi>n</mi>
            </mrow>
          </munder>
          <mfrac>
            <msup>
              <mi>z</mi>
              <mrow>
                <mtext>(</mtext>
                <mi>a</mi>
                <mtext>)</mtext>
              </mrow>
            </msup>
            <mrow>
              <mi>a</mi>
              <mi>!</mi>
            </mrow>
          </mfrac>
        </mrow>
      </mrow>
    </mrow>
    <annotation encoding="StarMath 5.0">f(n,2,z)= prod from p^a divides n { {z^{"("a")"}}over{a!}}
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y</mi>
              <mi>,</mi>
              <mi>z</mi>
            </mrow>
          </mrow>
          <mo fence="true" stretchy="false">)</mo>
        </mrow>
        <mo stretchy="false">=</mo>
        <mrow>
          <mn>1</mn>
          <mo stretchy="false">+</mo>
          <mrow>
            <mrow>
              <mo fence="true" stretchy="false">(</mo>
              <mrow>
                <mrow>
                  <mi>n</mi>
                  <mo stretchy="false">−</mo>
                  <mi>y</mi>
                  <mo stretchy="false">+</mo>
                  <mn>1</mn>
                </mrow>
              </mrow>
              <mo fence="true" stretchy="false">)</mo>
            </mrow>
            <mo stretchy="false">⋅</mo>
            <mi>z</mi>
          </mrow>
          <mo stretchy="false">+</mo>
          <mrow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</mrow>
              <mn>2</mn>
            </mfrac>
            <mo stretchy="false">⋅</mo>
            <mrow>
              <munderover>
                <mo stretchy="false">∑</mo>
                <mrow>
                  <mi>a</mi>
                  <mo stretchy="false">=</mo>
                  <mi>y</mi>
                </mrow>
                <mi>n</mi>
              </munderover>
              <mrow>
                <mrow>
                  <mo fence="true" stretchy="false">⌊</mo>
                  <mrow>
                    <mfrac>
                      <mi>n</mi>
                      <mi>a</mi>
                    </mfrac>
                  </mrow>
                  <mo fence="true" stretchy="false">⌋</mo>
                </mrow>
                <mo stretchy="false">−</mo>
                <mi>y</mi>
                <mo stretchy="false">+</mo>
                <mn>1</mn>
              </mrow>
            </mrow>
          </mrow>
        </mrow>
      </mrow>
      <mi mathvariant="italic">if</mi>
      <mrow>
        <mi>n</mi>
        <mo stretchy="false">&lt;</mo>
        <msup>
          <mi>y</mi>
          <mn>3</mn>
        </msup>
      </mrow>
    </mrow>
    <annotation encoding="StarMath 5.0">F(n,y,z) = 1+( n-y+1 ) cdot z + {{z(z-1)}over 2}cdot sum from a=y to n {lfloor n over a rfloor -y + 1} if n &lt; y^3
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y</mi>
              <mi>,</mi>
              <mi>z</mi>
            </mrow>
          </mrow>
          <mo fence="true" stretchy="false">)</mo>
        </mrow>
        <mo stretchy="false">−</mo>
        <mi>F</mi>
      </mrow>
      <mrow>
        <mrow>
          <mo fence="true" stretchy="false">(</mo>
          <mrow>
            <mrow>
              <mi>n</mi>
              <mi>,</mi>
              <mrow>
                <mi>y</mi>
                <mo stretchy="false">+</mo>
                <mn>1,</mn>
              </mrow>
              <mi>z</mi>
            </mrow>
          </mrow>
          <mo fence="true" stretchy="false">)</mo>
        </mrow>
        <mo stretchy="false">=</mo>
        <mrow>
          <mi>z</mi>
          <mo stretchy="false">+</mo>
          <mrow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</mrow>
              <mn>2</mn>
            </mfrac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n>2</mn>
                  </mrow>
                  <mrow>
                    <mo fence="true" stretchy="false">⌊</mo>
                    <mrow>
                      <mrow>
                        <mfrac>
                          <mi>n</mi>
                          <mi>y</mi>
                        </mfrac>
                        <mo stretchy="false">−</mo>
                        <mi>y</mi>
                      </mrow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  <mi mathvariant="italic">if</mi>
      <mrow>
        <mi>n</mi>
        <mo stretchy="false">&lt;</mo>
        <msup>
          <mi>y</mi>
          <mn>3</mn>
        </msup>
      </mrow>
    </mrow>
    <annotation encoding="StarMath 5.0">F( n,y,z )-F( n,y+1,z )=z + { {z(z-1)} over 2 } cdot (1+2 lfloor n over y - y rfloor) if n &lt; y^3
</annotation>
  </semantics>
</math>
</file>

<file path=Object 2/content.xml><?xml version="1.0" encoding="utf-8"?>
<math xmlns="http://www.w3.org/1998/Math/MathML" display="block">
  <semantics>
    <mrow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n>0,2</mn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%zeta(0)^z] = [(1+%zeta(0,2))^z]_n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row>
                <mi>y</mi>
                <mo stretchy="false">+</mo>
                <mn>1,</mn>
              </mrow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sub>
                <mi>log</mi>
                <mi>y</mi>
              </msub>
              <mi>n</mi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i>F</mi>
      </mrow>
      <mrow>
        <mo fence="true" stretchy="false">(</mo>
        <mrow>
          <mrow>
            <mfrac>
              <mi>n</mi>
              <mi>y</mi>
            </mfrac>
            <mi>,</mi>
            <mi>y</mi>
            <mi>,</mi>
            <mrow>
              <mi>z</mi>
              <mo stretchy="false">−</mo>
              <mi>k</mi>
            </mrow>
          </mrow>
        </mrow>
        <mo fence="true" stretchy="false">)</mo>
      </mrow>
    </mrow>
    <annotation encoding="StarMath 5.0">F(n,y+1,z)= sum from k = 0 to {log_y n} (-1)^k ( binom{z}{k} )cdot F(n over y, y,z-k)
</annotation>
  </semantics>
</math>
</file>

<file path=Object 4/content.xml><?xml version="1.0" encoding="utf-8"?>
<math xmlns="http://www.w3.org/1998/Math/MathML" display="block">
  <semantics>
    <mrow>
      <mrow>
        <mi>k</mi>
        <mo stretchy="false">≤</mo>
        <msub>
          <mi>log</mi>
          <mi>y</mi>
        </msub>
      </mrow>
      <mi>n</mi>
    </mrow>
    <annotation encoding="StarMath 5.0">k &lt;= log_y n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y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f</mi>
        </mrow>
      </mrow>
      <mrow>
        <mo fence="true" stretchy="false">(</mo>
        <mrow>
          <mrow>
            <mi>j</mi>
            <mi>,</mi>
            <mi>y</mi>
            <mi>,</mi>
            <mi>z</mi>
          </mrow>
        </mrow>
        <mo fence="true" stretchy="false">)</mo>
      </mrow>
    </mrow>
    <annotation encoding="StarMath 5.0">F(n,y,z)= sum from j = 1 to n f( j,y,z )
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y</mi>
              <mi>,</mi>
              <mi>z</mi>
            </mrow>
          </mrow>
          <mo fence="true" stretchy="false">)</mo>
        </mrow>
        <mo stretchy="false">=</mo>
        <mn>1</mn>
      </mrow>
      <mi mathvariant="italic">if</mi>
      <mrow>
        <mi>n</mi>
        <mo stretchy="false">&lt;</mo>
        <mi>y</mi>
      </mrow>
    </mrow>
    <annotation encoding="StarMath 5.0">F(n,y,z)= 1 if n &lt; y
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y</mi>
              <mi>,</mi>
              <mi>z</mi>
            </mrow>
          </mrow>
          <mo fence="true" stretchy="false">)</mo>
        </mrow>
        <mo stretchy="false">=</mo>
        <mrow>
          <mn>1</mn>
          <mo stretchy="false">+</mo>
          <mrow>
            <mrow>
              <mo fence="true" stretchy="false">(</mo>
              <mrow>
                <mrow>
                  <mi>n</mi>
                  <mo stretchy="false">−</mo>
                  <mi>y</mi>
                  <mo stretchy="false">+</mo>
                  <mn>1</mn>
                </mrow>
              </mrow>
              <mo fence="true" stretchy="false">)</mo>
            </mrow>
            <mo stretchy="false">⋅</mo>
            <mi>z</mi>
          </mrow>
        </mrow>
      </mrow>
      <mi mathvariant="italic">if</mi>
      <mrow>
        <mi>n</mi>
        <mo stretchy="false">&lt;</mo>
        <msup>
          <mi>y</mi>
          <mn>2</mn>
        </msup>
      </mrow>
    </mrow>
    <annotation encoding="StarMath 5.0">F(n,y,z) = 1+( n-y+1 ) cdot z if n &lt; y^2
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row>
                <mi>y</mi>
                <mo stretchy="false">+</mo>
                <mn>1,</mn>
              </mrow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sup>
                <mi>y</mi>
                <mi>k</mi>
              </msup>
              <mo stretchy="false">∣</mo>
              <mi>n</mi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i>f</mi>
      </mrow>
      <mrow>
        <mo fence="true" stretchy="false">(</mo>
        <mrow>
          <mrow>
            <mfrac>
              <mi>n</mi>
              <msup>
                <mi>y</mi>
                <mi>k</mi>
              </msup>
            </mfrac>
            <mi>,</mi>
            <mi>y</mi>
            <mi>,</mi>
            <mrow>
              <mi>z</mi>
              <mo stretchy="false">−</mo>
              <mi>k</mi>
            </mrow>
          </mrow>
        </mrow>
        <mo fence="true" stretchy="false">)</mo>
      </mrow>
    </mrow>
    <annotation encoding="StarMath 5.0">f(n,y+1,z) = sum from k = 0 to {y^k divides n }(-1)^k ( binom{z}{k} )cdot f( n over {y^k},y,z-k )
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y</mi>
              <mi>,</mi>
              <mi>z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n</mi>
              <mi>,</mi>
              <mi>y</mi>
              <mi>,</mi>
              <mi>z</mi>
            </mrow>
          </mrow>
          <mo fence="true" stretchy="false">)</mo>
        </mrow>
        <mo stretchy="false">−</mo>
        <mi>F</mi>
      </mrow>
      <mrow>
        <mo fence="true" stretchy="false">(</mo>
        <mrow>
          <mrow>
            <mrow>
              <mi>n</mi>
              <mo stretchy="false">−</mo>
              <mn>1,</mn>
            </mrow>
            <mi>y</mi>
            <mi>,</mi>
            <mi>z</mi>
          </mrow>
        </mrow>
        <mo fence="true" stretchy="false">)</mo>
      </mrow>
    </mrow>
    <annotation encoding="StarMath 5.0">f(n,y,z)= F( n,y,z )-F( n-1,y,z )
</annotation>
  </semantics>
</math>
</file>